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Helvetica Neue" fo:font-size="12pt" officeooo:rsid="001f2456" officeooo:paragraph-rsid="001f2456" style:font-size-asian="12pt" style:font-size-complex="12pt"/>
    </style:style>
    <style:style style:name="P2" style:family="paragraph" style:parent-style-name="Text_20_body">
      <style:text-properties style:font-name="Helvetica Neue" fo:font-size="12pt" officeooo:rsid="001d44cf" officeooo:paragraph-rsid="001d44cf" style:font-size-asian="12pt" style:font-size-complex="12pt"/>
    </style:style>
    <style:style style:name="P3" style:family="paragraph" style:parent-style-name="Text_20_body">
      <style:text-properties style:font-name="Helvetica Neue" officeooo:rsid="0041535b" officeooo:paragraph-rsid="0041535b"/>
    </style:style>
    <style:style style:name="P4" style:family="paragraph" style:parent-style-name="Text_20_body">
      <style:text-properties officeooo:paragraph-rsid="003e9017"/>
    </style:style>
    <style:style style:name="P5" style:family="paragraph" style:parent-style-name="Heading_20_1">
      <style:text-properties officeooo:rsid="004c8470" officeooo:paragraph-rsid="004c8470"/>
    </style:style>
    <style:style style:name="P6" style:family="paragraph" style:parent-style-name="Text_20_body" style:list-style-name="L1">
      <style:paragraph-properties fo:line-height="100%"/>
      <style:text-properties style:font-name="Helvetica Neue" officeooo:rsid="0022e212" officeooo:paragraph-rsid="003c95a9"/>
    </style:style>
    <style:style style:name="P7" style:family="paragraph" style:parent-style-name="Text_20_body">
      <style:text-properties style:font-name="Helvetica Neue" officeooo:rsid="0022e212" officeooo:paragraph-rsid="0024203d"/>
    </style:style>
    <style:style style:name="P8" style:family="paragraph" style:parent-style-name="Text_20_body">
      <style:text-properties style:font-name="Helvetica Neue" officeooo:rsid="0022e212" officeooo:paragraph-rsid="0022e212"/>
    </style:style>
    <style:style style:name="P9" style:family="paragraph" style:parent-style-name="Text_20_body">
      <style:text-properties style:font-name="Helvetica Neue" officeooo:rsid="003e9017" officeooo:paragraph-rsid="003e9017"/>
    </style:style>
    <style:style style:name="P10" style:family="paragraph" style:parent-style-name="Text_20_body">
      <style:text-properties style:font-name="Helvetica Neue" officeooo:rsid="0041535b" officeooo:paragraph-rsid="00511466"/>
    </style:style>
    <style:style style:name="P11" style:family="paragraph" style:parent-style-name="Text_20_body">
      <style:text-properties style:font-name="Helvetica Neue" fo:font-size="12pt" officeooo:paragraph-rsid="001bbd91" style:font-size-asian="12pt" style:font-size-complex="12pt"/>
    </style:style>
    <style:style style:name="P12" style:family="paragraph" style:parent-style-name="Text_20_body">
      <style:text-properties style:font-name="Helvetica Neue" fo:font-size="12pt" officeooo:rsid="001bbd91" officeooo:paragraph-rsid="004c8470" style:font-size-asian="12pt" style:font-size-complex="12pt"/>
    </style:style>
    <style:style style:name="P13" style:family="paragraph" style:parent-style-name="Text_20_body">
      <style:text-properties style:font-name="Helvetica Neue" officeooo:rsid="0020b5a5" officeooo:paragraph-rsid="0022e212"/>
    </style:style>
    <style:style style:name="P14" style:family="paragraph" style:parent-style-name="Text_20_body">
      <style:text-properties style:font-name="Helvetica Neue" officeooo:rsid="004ebc24" officeooo:paragraph-rsid="004ebc24"/>
    </style:style>
    <style:style style:name="P15" style:family="paragraph" style:parent-style-name="Text_20_body" style:list-style-name="L1">
      <style:paragraph-properties fo:line-height="100%"/>
      <style:text-properties style:font-name="Helvetica Neue" officeooo:rsid="004fd53b" officeooo:paragraph-rsid="004fd53b"/>
    </style:style>
    <style:style style:name="P16" style:family="paragraph" style:parent-style-name="Text_20_body">
      <style:paragraph-properties fo:line-height="100%"/>
      <style:text-properties style:font-name="Helvetica Neue" officeooo:rsid="004fd53b" officeooo:paragraph-rsid="004fd53b"/>
    </style:style>
    <style:style style:name="P17" style:family="paragraph" style:parent-style-name="Text_20_body">
      <style:text-properties style:font-name="Helvetica Neue" officeooo:rsid="0050cddb" officeooo:paragraph-rsid="0050cddb"/>
    </style:style>
    <style:style style:name="P18" style:family="paragraph" style:parent-style-name="Text_20_body">
      <style:text-properties style:font-name="Helvetica Neue" officeooo:rsid="0050cddb" officeooo:paragraph-rsid="00511466"/>
    </style:style>
    <style:style style:name="P19" style:family="paragraph" style:parent-style-name="Text_20_body">
      <style:text-properties style:font-name="Helvetica Neue" officeooo:rsid="0044958b" officeooo:paragraph-rsid="00511466"/>
    </style:style>
    <style:style style:name="P20" style:family="paragraph" style:parent-style-name="Text_20_body">
      <style:text-properties style:font-name="Helvetica Neue" officeooo:rsid="0026d4b2" officeooo:paragraph-rsid="0028510f"/>
    </style:style>
    <style:style style:name="P21" style:family="paragraph" style:parent-style-name="Text_20_body">
      <style:text-properties style:font-name="Helvetica Neue" officeooo:rsid="00511466" officeooo:paragraph-rsid="00511466"/>
    </style:style>
    <style:style style:name="P22" style:family="paragraph" style:parent-style-name="Text_20_body">
      <style:text-properties style:font-name="Helvetica Neue" officeooo:rsid="005416f3" officeooo:paragraph-rsid="005416f3"/>
    </style:style>
    <style:style style:name="P23" style:family="paragraph" style:parent-style-name="Text_20_body">
      <style:text-properties style:font-name="Helvetica Neue" officeooo:rsid="0055d4af" officeooo:paragraph-rsid="0055d4af"/>
    </style:style>
    <style:style style:name="P24" style:family="paragraph" style:parent-style-name="Text_20_body">
      <style:text-properties style:font-name="Helvetica Neue" officeooo:rsid="0055d4af" officeooo:paragraph-rsid="00579cb4"/>
    </style:style>
    <style:style style:name="P25" style:family="paragraph" style:parent-style-name="Text_20_body">
      <style:text-properties style:font-name="Helvetica Neue" officeooo:rsid="00571b9c" officeooo:paragraph-rsid="00571b9c"/>
    </style:style>
    <style:style style:name="P26" style:family="paragraph" style:parent-style-name="Text_20_body">
      <style:text-properties style:font-name="Helvetica Neue" officeooo:rsid="00579cb4" officeooo:paragraph-rsid="00579cb4"/>
    </style:style>
    <style:style style:name="P27" style:family="paragraph" style:parent-style-name="Text_20_body">
      <style:text-properties style:font-name="Helvetica Neue" officeooo:rsid="005942e0" officeooo:paragraph-rsid="005942e0"/>
    </style:style>
    <style:style style:name="P28" style:family="paragraph" style:parent-style-name="Text_20_body">
      <style:text-properties officeooo:rsid="004be6c1" officeooo:paragraph-rsid="004be6c1"/>
    </style:style>
    <style:style style:name="P29" style:family="paragraph" style:parent-style-name="Text_20_body">
      <style:text-properties officeooo:rsid="0050713b" officeooo:paragraph-rsid="0050713b"/>
    </style:style>
    <style:style style:name="P30" style:family="paragraph" style:parent-style-name="Text_20_body">
      <style:text-properties officeooo:rsid="00526577" officeooo:paragraph-rsid="00526577"/>
    </style:style>
    <style:style style:name="P31" style:family="paragraph" style:parent-style-name="Text_20_body">
      <style:text-properties officeooo:paragraph-rsid="005596ab"/>
    </style:style>
    <style:style style:name="P32" style:family="paragraph" style:parent-style-name="Heading_20_2">
      <style:text-properties officeooo:paragraph-rsid="004ae596"/>
    </style:style>
    <style:style style:name="P33" style:family="paragraph" style:parent-style-name="Heading_20_2">
      <style:text-properties officeooo:rsid="00511a0e" officeooo:paragraph-rsid="00511a0e"/>
    </style:style>
    <style:style style:name="P34" style:family="paragraph" style:parent-style-name="Heading_20_2">
      <style:text-properties officeooo:rsid="00526577" officeooo:paragraph-rsid="00526577"/>
    </style:style>
    <style:style style:name="T1" style:family="text">
      <style:text-properties officeooo:rsid="0022e212"/>
    </style:style>
    <style:style style:name="T2" style:family="text">
      <style:text-properties officeooo:rsid="0024203d"/>
    </style:style>
    <style:style style:name="T3" style:family="text">
      <style:text-properties officeooo:rsid="0026d4b2"/>
    </style:style>
    <style:style style:name="T4" style:family="text">
      <style:text-properties officeooo:rsid="0036a9cc"/>
    </style:style>
    <style:style style:name="T5" style:family="text">
      <style:text-properties officeooo:rsid="003ac151"/>
    </style:style>
    <style:style style:name="T6" style:family="text">
      <style:text-properties officeooo:rsid="003b4417"/>
    </style:style>
    <style:style style:name="T7" style:family="text">
      <style:text-properties officeooo:rsid="003e9017"/>
    </style:style>
    <style:style style:name="T8" style:family="text">
      <style:text-properties officeooo:rsid="00438a7a"/>
    </style:style>
    <style:style style:name="T9" style:family="text">
      <style:text-properties officeooo:rsid="0044958b"/>
    </style:style>
    <style:style style:name="T10" style:family="text">
      <style:text-properties officeooo:rsid="004be6c1"/>
    </style:style>
    <style:style style:name="T11" style:family="text">
      <style:text-properties officeooo:rsid="004c8470"/>
    </style:style>
    <style:style style:name="T12" style:family="text">
      <style:text-properties officeooo:rsid="001bbd91"/>
    </style:style>
    <style:style style:name="T13" style:family="text">
      <style:text-properties officeooo:rsid="004ebc24"/>
    </style:style>
    <style:style style:name="T14" style:family="text">
      <style:text-properties officeooo:rsid="0050713b"/>
    </style:style>
    <style:style style:name="T15" style:family="text">
      <style:text-properties officeooo:rsid="0050cddb"/>
    </style:style>
    <style:style style:name="T16" style:family="text">
      <style:text-properties officeooo:rsid="00511466"/>
    </style:style>
    <style:style style:name="T17" style:family="text">
      <style:text-properties officeooo:rsid="00511a0e"/>
    </style:style>
    <style:style style:name="T18" style:family="text">
      <style:text-properties officeooo:rsid="00526577"/>
    </style:style>
    <style:style style:name="T19" style:family="text">
      <style:text-properties officeooo:rsid="005596ab"/>
    </style:style>
    <style:style style:name="T20" style:family="text">
      <style:text-properties officeooo:rsid="0055d4af"/>
    </style:style>
    <style:style style:name="T21" style:family="text">
      <style:text-properties officeooo:rsid="00571b9c"/>
    </style:style>
    <style:style style:name="T22" style:family="text">
      <style:text-properties officeooo:rsid="00579cb4"/>
    </style:style>
    <style:style style:name="T23" style:family="text">
      <style:text-properties officeooo:rsid="005942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alog-<text:span text:style-name="T10">Shoreside</text:span> <text:span text:style-name="T4">User’s Guide</text:span></text:p>
      <text:h text:style-name="Heading_20_1" text:outline-level="1">Why Sealog-<text:span text:style-name="T10">Shoreside?</text:span></text:h>
      <text:p text:style-name="P28">Sealog-Shoreside is the cloud-based version of the sealog at-sea event logging framework.</text:p>
      <text:p text:style-name="Text_20_body">The impetus for <text:span text:style-name="T10">having a cloud-based version of the sealog client/server is to allow access to event data from previous cruises. <text:s/>While most of the UI is taken from the standard at-sea version of sealog, the shoreside version includes additional security and user-access features. <text:s/>These are to ensure the general public and authorized users are granted the appropriate amount of access.</text:span></text:p>
      <text:h text:style-name="P5" text:outline-level="1">Useful Terminology</text:h>
      <text:h text:style-name="Heading_20_3" text:outline-level="3">What is an event?</text:h>
      <text:p text:style-name="P11"><text:span text:style-name="T12">An ‘event’ originates as an in-situ observation that may be scientific or operational in nature. <text:s/></text:span>Examples of scientific events <text:span text:style-name="T5">include</text:span> <text:span text:style-name="T8">in-situ </text:span>biological and geological <text:span text:style-name="T5">observations. <text:s/></text:span>Examples of operational events are things such as <text:span text:style-name="T5">cruise/</text:span>dive milestones (I.e. ‘<text:span text:style-name="T5">on-station</text:span>’, ‘<text:span text:style-name="T5">vehicle-</text:span>in-water’, ‘<text:span text:style-name="T5">vehicle-</text:span>on-bottom’, ‘<text:span text:style-name="T5">start-of-survey</text:span>’, <text:span text:style-name="T5">etc</text:span>). <text:s/>An example of an event relevant to both science and operations would be the collection of a sample and its placement on <text:span text:style-name="T5">a</text:span> sample tray.</text:p>
      <text:p text:style-name="P12"><text:span text:style-name="T11">Events may be created manually by at-sea personnel or programmatically via scripts, timers and other programs. <text:s/>The ASNAP event which has historically made up the bulk of events, is an automatically generated event at a set interval of 10 seconds.</text:span></text:p>
      <text:p text:style-name="P2">Within Sealog an event is comprised of a <text:span text:style-name="T11">value, </text:span>timestamp, an<text:span text:style-name="T11">d</text:span> author. <text:s/><text:span text:style-name="T11">Optionally the </text:span>event <text:span text:style-name="T11">may contain some free-form text and an array </text:span>event-specific <text:span text:style-name="T11">name/</text:span>values <text:span text:style-name="T11">pairs</text:span>.</text:p>
      <text:h text:style-name="Heading_20_3" text:outline-level="3">What is auxiliary data?</text:h>
      <text:p text:style-name="P1"><text:span text:style-name="T11">Auxiliary data (aux_data) objects are</text:span> <text:span text:style-name="T5">ancillary</text:span> data points <text:span text:style-name="T11">that are associated with a single event. <text:s/>A single aux_data object </text:span>may <text:span text:style-name="T13">include data points such as</text:span> realtime <text:span text:style-name="T5">ship/</text:span>vehicle navigation, frame capture <text:span text:style-name="T5">filenames</text:span>, <text:span text:style-name="T5">realtime </text:span>sensor data, <text:span text:style-name="T13">reprocessed navigation, </text:span>etc. <text:s/><text:span text:style-name="T5">Ancillary data objects can be added at the time after the event is created however a aux_data object can only be associated with a single event.</text:span></text:p>
      <text:h text:style-name="Heading_20_1" text:outline-level="1">The <text:span text:style-name="T8">Sealog User I</text:span>nterface</text:h>
      <text:p text:style-name="P1"><text:span text:style-name="T13">The Sealog eventlogging framework is comprised of two components, the Sealog Server and the Sealog Client. <text:s/></text:span>Th<text:span text:style-name="T13">is</text:span> <text:span text:style-name="T8">document only covers the shoreside version of the </text:span>Sealog <text:span text:style-name="T8">Client. <text:s/></text:span><text:soft-page-break/><text:span text:style-name="T8">The Sealog Client user-interface</text:span> is completely web-based and <text:span text:style-name="T6">accessible from any device with a </text:span>modern web-browser.</text:p>
      <text:h text:style-name="Heading_20_2" text:outline-level="2"><text:span text:style-name="T1">L</text:span>ogin <text:span text:style-name="T1">S</text:span>creen</text:h>
      <text:p text:style-name="P13">The first screen users see when they open <text:span text:style-name="T13">the </text:span>Sealog <text:span text:style-name="T13">client</text:span> is the login screen. <text:s/><text:span text:style-name="T13">A user login is required in order to protect restricted data from unauthorized users. <text:s/>The login form includes the traditional username/password form, a reCaptcha challenge, a login button an a button to login as “Guest” and links to retireve a lost password or register a new user account.</text:span></text:p>
      <text:p text:style-name="P14">The “Login” and “Continue as Guest” buttons are disabled until the reCaptcha challenge is satisfied.</text:p>
      <text:p text:style-name="P8"/>
      <text:h text:style-name="Heading_20_2" text:outline-level="2"><text:span text:style-name="T1">M</text:span>ain <text:span text:style-name="T1">S</text:span>creen</text:h>
      <text:p text:style-name="P7">The main screen <text:span text:style-name="T14">is for</text:span> <text:span text:style-name="T14">selecting a lowering to review</text:span>. <text:s/>The main screen includes:</text:p>
      <text:list xml:id="list785659041" text:style-name="L1">
        <text:list-item>
          <text:p text:style-name="P6"><text:span text:style-name="T2">N</text:span>avigation links to the rest of the Sealog interface.</text:p>
        </text:list-item>
        <text:list-item>
          <text:p text:style-name="P15">Year/Cruise/Lowering selection mechanics</text:p>
        </text:list-item>
      </text:list>
      <text:p text:style-name="P16"/>
      <text:p text:style-name="P29">To select a lowering for review first select the year of the lowering. <text:s/>This will expand the panel for that year and display the available cruises from that year. <text:s/>Next select the desired cruise. <text:s/>This will display a new panel for the selected cruise. <text:s/>The cruise panel will include information about the cruise such as the dates, location cruise summary a link to the cruise data in the R2R data repository and a list of available lowerings that occurred during the selected cruise. <text:s/>Next select the desired lowering. <text:s/>This will display a new panel for the lowering that include<text:span text:style-name="T15">s</text:span> information about the lowering such as the date, pilot, observers and dive summary. <text:s/><text:span text:style-name="T15">The lowering panel also includes 3 buttons for selecting how to review the lowering.</text:span></text:p>
      <text:h text:style-name="P32" text:outline-level="2"><text:span text:style-name="T3">R</text:span>eviewing <text:span text:style-name="T3">E</text:span>vents</text:h>
      <text:p text:style-name="P20">There are <text:span text:style-name="T15">three</text:span> options for reviewing <text:span text:style-name="T15">the </text:span>events <text:span text:style-name="T15">from a lowering: Replay, Review, Gallery</text:span>.</text:p>
      <text:h text:style-name="Heading_20_3" text:outline-level="3">Replay Mode</text:h>
      <text:p text:style-name="P18">The “Lowering Replay” option provides the traditional Alvin Framegrabber / Jason Virtual Van style interface. <text:s/><text:span text:style-name="T7">The top of the interface will display any ancillary data associated with the currently selected event </text:span>including any frame capture imagery<text:span text:style-name="T7">. <text:s/>Selecting an image will display a model containing an enlarged view of the selected image.</text:span></text:p>
      <text:p text:style-name="P17"><text:soft-page-break/>Beneath these elements are a slider and <text:span text:style-name="T7">VLC-style </text:span>play/pause ffwd <text:span text:style-name="T7">controls </text:span>for either scanning quickly through a lowering or replaying the events in the lowering.</text:p>
      <text:p text:style-name="P19"><text:span text:style-name="T15">Beneath the controls is paged-view of the events and an </text:span>event filter form. <text:s/><text:span text:style-name="T15">Clicking on an event will advance the replay to that moment in the lowering. <text:s/>Selecting the page number below the event list will advance the replay to the first event on the selected page.</text:span></text:p>
      <text:p text:style-name="P19"><text:span text:style-name="T15">The event filter form is for displaying a subset of the events from the select lowering.</text:span> <text:s/>Events can be filtered by event value, author, time or free text. <text:s/>The search form IS case sensitive and currently wildcard characters are NOT supported. <text:s/>Use commas between event values to search for multiple event values (i.e. FISH,CORAL). <text:s/>Prefixing an event value with a “!” character will perform a logical NOT operation.</text:p>
      <text:h text:style-name="Heading_20_3" text:outline-level="3">Review Mode</text:h>
      <text:p text:style-name="P18">The “Lowering Review” option removes the ancillary data and replay control panels to increase the size of the events table. <text:s/>This makes is easier to scan through the events when the user’s focus is on the content of the event text. <text:s/>As on the Lowering Replay page, there is an event filter form for displaying a subset of lowering events. <text:s/>Selecting an event will open a modal windows that displays the <text:span text:style-name="T16">event, timestamp author and any </text:span>associated ancillary data in a view similar to what is found in the replay mode. <text:s/><text:span text:style-name="T16">Selecting an image in this modal will display another model containing an enlarged view of the selected image.</text:span></text:p>
      <text:h text:style-name="Heading_20_3" text:outline-level="3">Gallery Mode</text:h>
      <text:p text:style-name="P21">The “Lowering Gallery” option provides a gallery-style display of all frame captures taken during the lowering. <text:s/>This view makes it easier to find events within a dive based on the images captured during the dive. <text:s/><text:span text:style-name="T15">Selecting an </text:span>image<text:span text:style-name="T15"> will open a modal windows that displays the </text:span>event, timestamp author and any <text:span text:style-name="T15">associated ancillary data in a view similar to what is found in the replay mode. <text:s/></text:span>Selecting an image in this modal will display another model containing an enlarged view of the selected image.</text:p>
      <text:p text:style-name="P4"/>
      <text:p text:style-name="P9">In search-mode the replay elements are removed so that it is easier to scan through the pages of events. <text:s/>To view any ancillary data associated with an event, simply click on the event text and a modal will appear showing the ancillary data. <text:s/>Use the event filter form to build a custom filtered list of events. <text:s/>Events can be filtered by event value, author, time or free text. <text:s/>The search form IS case sensitive and currently wildcard characters are NOT supported. <text:s/>Use commas between event values to search for multiple event values (i.e. FISH,CORAL). <text:s/>Prefixing an event value with a “!” character will perform a logical NOT operation.</text:p>
      <text:h text:style-name="Heading_20_2" text:outline-level="2"><text:soft-page-break/><text:line-break/>Exporting events</text:h>
      <text:p text:style-name="P3">Sealog allows users to export all or a subset of events from the <text:span text:style-name="T16">selected lowering</text:span>. <text:s/>Events can be exported with or without their associated <text:span text:style-name="T9">ancillary </text:span>data and <text:span text:style-name="T9">the </text:span>data can be exported in <text:span text:style-name="T9">either</text:span> JSON or CSV format.</text:p>
      <text:p text:style-name="P10">To export events goto <text:span text:style-name="T16">either the “Replay Lowering” or </text:span>“Review <text:span text:style-name="T16">Lowering</text:span>” section<text:span text:style-name="T16">s</text:span> of Sea<text:span text:style-name="T16">log</text:span>. <text:s text:c="2"/><text:span text:style-name="T16">In the upper-right corner the event panel is a dropdown element containing a download icon.</text:span> <text:s text:c="2"/><text:span text:style-name="T16">Clicking this element will display the various download options available. <text:s/>Once an option has been selected the user will be presented with a confirmation dialog window. <text:s/>It may take a few seconds for the dialog box to appear depending on the number of events selected.</text:span></text:p>
      <text:h text:style-name="P33" text:outline-level="2">Event Comments</text:h>
      <text:p text:style-name="P31"><text:span text:style-name="T17">Sealog provides the ability for authorized users to add/edit a comment for each event. <text:s/>These comments are not populated when an event is created and therefore not considered part of the original dataset. <text:s/>It is the philosophy of sealog that original events, even if incorrect, should not be altered after creation (however there are ways to delete events).</text:span></text:p>
      <text:p text:style-name="P31"><text:span text:style-name="T17">The comment field provides a way for user to add additional context to an event post-creation. <text:s/>To add/edit a comment for an event, goto the lowering replay or lowering review sections. <text:s/>In the event panel and to the right of each event will be a message bubble icon. <text:s/>Clicking this icon will display a new modal containing a text area element. <text:s/>The user may edit this element and upon clicking the “Submit” button the contents of the element will be committed to the event’s comment field. <text:s/>Comments are included in event exports.</text:span></text:p>
      <text:p text:style-name="P30">If the message bubble icon is not present next to the events then it is because the current user does not have permission to edit event comments.</text:p>
      <text:h text:style-name="P34" text:outline-level="2">Advanced Functionality</text:h>
      <text:p text:style-name="Text_20_body"><text:span text:style-name="T19">Depending on the user’s role Sealog will show/hide parts of the user interface. <text:s/>Most of the advanced functionality in the user-interface requires addition roles assigned to the user. <text:s/>Please refer to the user management section for information on the different roles and what additional function they provide the user.</text:span></text:p>
      <text:h text:style-name="Heading_20_3" text:outline-level="3"><text:span text:style-name="T18">Cruises and </text:span>Lowering<text:span text:style-name="T20">s</text:span></text:h>
      <text:p text:style-name="P22">Although the events and aux_data records are organized within the user interface by cruise and lowering the <text:span text:style-name="T19">events and aux_data objects</text:span> contain none of this information. <text:s/><text:span text:style-name="T20">This</text:span> organization is provided by the cruise and lowering records <text:span text:style-name="T19">which contain the start/stop timestamps as well as other metadata about the cruise/lowering.</text:span></text:p>
      <text:p text:style-name="P23"><text:soft-page-break/>To access the cruise or lowering management sections click the “System Management” dropdown in the header and select “Cruises” or “Lowerings” depending on which type of record you need to create, edit or delete.</text:p>
      <text:p text:style-name="P23">Within this section you will see three elements: Table of cruises/lowerings, a create new cruise/lowering form and a button to add a new cruise/lowering. <text:s/>Users with the role of “admin” will also see a button to import cruises/lowerings from file.</text:p>
      <text:p text:style-name="P23">Within the cruise/lowering table there will be an actions column. <text:s/>The available options are to edit the cruise/lowering (pencil icon), delete the cruise/lowering (admin-only, trash can icon), hide/show the cruise/lowering (eye icon) edit the cruise/lowering access list (person icon).</text:p>
      <text:p text:style-name="P23">Clicking the edit action will populate the form with the data from the selected cruise/lowering. <text:s/>Use the form to make the necessary changes and click the “Update” button to commit the chages to sealog.</text:p>
      <text:p text:style-name="P23">Clicking the delete action will prompt the user with a confirmation dialog window before actually deleting the record.</text:p>
      <text:p text:style-name="P23">Clicking the hide/show <text:span text:style-name="T21">action</text:span> will prevent any non-admin users from being able to access that particular cruise/lowering. <text:s/>When hiding/showing a cruise <text:span text:style-name="T21">the hide/show value for </text:span>any lowering <text:span text:style-name="T21">records</text:span> within that cruise are automatically <text:span text:style-name="T21">set to match. <text:s/>The reverse is NOT true (i.e. showing a lowering will not set the corresponding cruise to “show”).</text:span></text:p>
      <text:p text:style-name="P25">Clicking the access action will display a new form listing all the available users in the system <text:s/>Use the form to add/remove users from being able to access the cruise/lowering. <text:s/>If a user is given access to a cruise that user is also given access to all the lowerings within that cruise. <text:s/>The reverse is NOT true (i.e. adding access to a user for a lowering will not grant access for that user to the corresponding cruise).</text:p>
      <text:h text:style-name="Heading_20_3" text:outline-level="3">Event Management</text:h>
      <text:p text:style-name="P26">The Event Management section provides access to the events and aux_data. <text:s/>This is different then how events from a lowering are reviewed because in this section there is no references to lowerings or cruises. <text:s/>This section is useful when trying to review the events across multiple cruises/lowerings or looking at events that occurred between lowerings.</text:p>
      <text:p text:style-name="P24">To access the <text:span text:style-name="T22">event</text:span> management section click the “System Management” dropdown in the header and select “<text:span text:style-name="T22">Event Management</text:span>”.</text:p>
      <text:p text:style-name="P26">The Event Management interface is almost identical to the “Review Mode’ interface. <text:s/>The major difference is that is the user has the role of admin then the user may delete an event. <text:s/>Deleting an event will also delete all aux_data record associated with that event.</text:p>
      <text:h text:style-name="Heading_20_3" text:outline-level="3"><text:soft-page-break/>Tasks</text:h>
      <text:p text:style-name="P26">The tasks section contains links for performing some potentially dangerous operations. <text:s/>The first two tasks are for importing events and aux_data records from a file. <text:s/>The last task “Wipe Local Database” will delete ALL events and aux_data records from the sealog database.</text:p>
      <text:h text:style-name="Heading_20_3" text:outline-level="3">Users</text:h>
      <text:p text:style-name="P27">The Users section is for managing the sealog users. <text:s/><text:span text:style-name="T20">To access the user management sections click the “System Management” dropdown in the header and select “Users”.</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Helvetica Neue" fo:font-family="'Helvetica Neue'" style:font-pitch="variable" officeooo:rsid="001d44cf"/>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4:25:45.723839000</meta:creation-date>
    <dc:date>2019-05-01T06:33:30.930715288</dc:date>
    <meta:editing-duration>PT15H2M24S</meta:editing-duration>
    <meta:editing-cycles>18</meta:editing-cycles>
    <meta:generator>LibreOffice/6.1.0.3$MacOSX_X86_64 LibreOffice_project/efb621ed25068d70781dc026f7e9c5187a4decd1</meta:generator>
    <meta:document-statistic meta:table-count="0" meta:image-count="0" meta:object-count="0" meta:page-count="6" meta:paragraph-count="59" meta:word-count="1961" meta:character-count="12189" meta:non-whitespace-character-count="10214"/>
  </office:meta>
</office:document-meta>
</file>